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e0e0e" draw:textarea-horizontal-align="justify" draw:textarea-vertical-align="middle" draw:auto-grow-height="false" fo:min-height="2.25cm" fo:min-width="19.09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6.35cm" fo:min-width="19.09cm"/>
    </style:style>
    <style:style style:name="gr3" style:family="graphic" style:parent-style-name="standard">
      <style:graphic-properties draw:fill-color="#e4e4e4" draw:textarea-horizontal-align="justify" draw:textarea-vertical-align="middle" draw:auto-grow-height="false" fo:min-height="3.65cm" fo:min-width="19.0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45cm" fo:min-width="13.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5cm" fo:min-width="19.09cm"/>
    </style:style>
    <style:style style:name="gr6" style:family="graphic" style:parent-style-name="standard">
      <style:graphic-properties draw:stroke="none" svg:stroke-color="#6b6969" draw:fill="none" draw:fill-color="#6b6969" fo:min-height="0.7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cm" fo:min-width="2.0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fill-color="#93250d" draw:textarea-horizontal-align="justify" draw:textarea-vertical-align="middle" draw:auto-grow-height="false" fo:min-height="2.95cm" fo:min-width="19.09cm"/>
    </style:style>
    <style:style style:name="gr10" style:family="graphic" style:parent-style-name="standard">
      <style:graphic-properties draw:fill-color="#e4e4e4" draw:textarea-horizontal-align="justify" draw:textarea-vertical-align="middle" draw:auto-grow-height="false" fo:min-height="7.05cm" fo:min-width="19.0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05cm" fo:min-width="13.2cm"/>
    </style:style>
    <style:style style:name="gr12" style:family="graphic" style:parent-style-name="standard">
      <style:graphic-properties draw:fill-color="#464545" draw:textarea-horizontal-align="justify" draw:textarea-vertical-align="middle" draw:auto-grow-height="false" fo:min-height="2.95cm" fo:min-width="19.09cm"/>
    </style:style>
    <style:style style:name="gr13" style:family="graphic" style:parent-style-name="standard">
      <style:graphic-properties draw:fill-color="#828282" draw:textarea-horizontal-align="justify" draw:textarea-vertical-align="middle" draw:auto-grow-height="false" fo:min-height="2.95cm" fo:min-width="19.09cm"/>
    </style:style>
    <style:style style:name="gr14" style:family="graphic" style:parent-style-name="standard">
      <style:graphic-properties draw:fill-color="#c33b1d" draw:textarea-horizontal-align="justify" draw:textarea-vertical-align="middle" draw:auto-grow-height="false" fo:min-height="2.95cm" fo:min-width="19.09cm"/>
    </style:style>
    <style:style style:name="gr15" style:family="graphic" style:parent-style-name="standard">
      <style:graphic-properties draw:fill-color="#846a2a" draw:textarea-horizontal-align="justify" draw:textarea-vertical-align="middle" draw:auto-grow-height="false" fo:min-height="1.25cm" fo:min-width="3.5cm"/>
    </style:style>
    <style:style style:name="gr16" style:family="graphic" style:parent-style-name="standard">
      <style:graphic-properties draw:fill-color="#464545" draw:textarea-horizontal-align="justify" draw:textarea-vertical-align="middle" draw:auto-grow-height="false" fo:min-height="0.45cm" fo:min-width="2.3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45cm" fo:min-width="2.3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45cm" fo:min-width="2.3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45cm" fo:min-width="2.9cm"/>
    </style:style>
    <style:style style:name="gr20" style:family="graphic" style:parent-style-name="standard">
      <style:graphic-properties draw:fill-color="#464545" draw:textarea-horizontal-align="justify" draw:textarea-vertical-align="middle" draw:auto-grow-height="false" fo:min-height="0.45cm" fo:min-width="2.3cm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0.45cm" fo:min-width="2.3cm"/>
    </style:style>
    <style:style style:name="gr22" style:family="graphic" style:parent-style-name="standard">
      <style:graphic-properties draw:fill-color="#846a2a" draw:textarea-horizontal-align="justify" draw:textarea-vertical-align="middle" draw:auto-grow-height="false" fo:min-height="0.45cm" fo:min-width="2.3cm"/>
    </style:style>
    <style:style style:name="gr23" style:family="graphic" style:parent-style-name="standard">
      <style:graphic-properties draw:stroke="none" svg:stroke-color="#000000" draw:fill="none" draw:fill-color="#ffffff" fo:min-height="1.111cm"/>
    </style:style>
    <style:style style:name="gr24" style:family="graphic" style:parent-style-name="standard">
      <style:graphic-properties draw:stroke="none" svg:stroke-color="#000000" draw:fill="none" draw:fill-color="#ffffff" fo:min-height="0.556cm"/>
    </style:style>
    <style:style style:name="gr25" style:family="graphic" style:parent-style-name="objectwithoutfill">
      <style:graphic-properties draw:fill="solid" draw:fill-color="#ffffff" draw:textarea-vertical-align="middle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45cm" fo:min-width="1.3cm"/>
    </style:style>
    <style:style style:name="gr27" style:family="graphic" style:parent-style-name="objectwithoutfill">
      <style:graphic-properties draw:fill="solid" draw:fill-color="#808080" draw:textarea-vertical-align="middle"/>
    </style:style>
    <style:style style:name="gr28" style:family="graphic" style:parent-style-name="objectwithoutfill">
      <style:graphic-properties draw:fill="solid" draw:fill-color="#b4c7dc" draw:textarea-vertical-align="middle"/>
    </style:style>
    <style:style style:name="gr29" style:family="graphic" style:parent-style-name="standard">
      <style:graphic-properties draw:fill-color="#168253" draw:textarea-horizontal-align="justify" draw:textarea-vertical-align="middle" draw:auto-grow-height="false" fo:min-height="0.45cm" fo:min-width="2.3cm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objectwithoutfill">
      <style:graphic-properties draw:fill="solid" draw:fill-color="#168253" draw:textarea-vertical-align="middle"/>
    </style:style>
    <style:style style:name="gr32" style:family="graphic" style:parent-style-name="standard">
      <style:graphic-properties draw:fill-color="#3465a4" draw:textarea-horizontal-align="justify" draw:textarea-vertical-align="middle" draw:auto-grow-height="false" fo:min-height="0.45cm" fo:min-width="2.3cm"/>
    </style:style>
    <style:style style:name="gr33" style:family="graphic" style:parent-style-name="objectwithoutfill">
      <style:graphic-properties draw:fill="solid" draw:fill-color="#3465a4" draw:textarea-vertical-align="middle"/>
    </style:style>
    <style:style style:name="gr34" style:family="graphic" style:parent-style-name="standard">
      <style:graphic-properties draw:fill-color="#168253" draw:textarea-horizontal-align="justify" draw:textarea-vertical-align="middle" draw:auto-grow-height="false" fo:min-height="0.45cm" fo:min-width="2.3cm"/>
    </style:style>
    <style:style style:name="gr35" style:family="graphic" style:parent-style-name="standard">
      <style:graphic-properties draw:fill-color="#3465a4" draw:textarea-horizontal-align="justify" draw:textarea-vertical-align="middle" draw:auto-grow-height="false" fo:min-height="0.45cm" fo:min-width="2.3cm"/>
    </style:style>
    <style:style style:name="gr36" style:family="graphic" style:parent-style-name="standard">
      <style:graphic-properties svg:stroke-color="#1c1c1c" draw:fill-color="#ffde59" draw:textarea-horizontal-align="justify" draw:textarea-vertical-align="middle" draw:auto-grow-height="false" fo:min-height="0.45cm" fo:min-width="2.3cm"/>
    </style:style>
    <style:style style:name="gr37" style:family="graphic" style:parent-style-name="standard">
      <style:graphic-properties draw:stroke="none" svg:stroke-color="#000000" draw:fill="none" draw:fill-color="#ffffff" fo:min-height="0cm"/>
    </style:style>
    <style:style style:name="gr38" style:family="graphic" style:parent-style-name="objectwithoutfill">
      <style:graphic-properties draw:fill="solid" draw:fill-color="#ffde59" draw:textarea-vertical-align="middle"/>
    </style:style>
    <style:style style:name="P1" style:family="paragraph">
      <loext:graphic-properties draw:fill-color="#0e0e0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e4e4e4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6b6969"/>
    </style:style>
    <style:style style:name="P7" style:family="paragraph">
      <loext:graphic-properties draw:fill="none" draw:fill-color="#ffffff"/>
      <style:text-properties fo:color="#846a2a" fo:font-size="18pt" fo:font-weight="bold" style:font-size-asian="18pt" style:font-size-complex="18pt"/>
    </style:style>
    <style:style style:name="P8" style:family="paragraph">
      <loext:graphic-properties draw:fill-color="#93250d"/>
      <style:paragraph-properties fo:text-align="center"/>
    </style:style>
    <style:style style:name="P9" style:family="paragraph">
      <loext:graphic-properties draw:fill-color="#464545"/>
      <style:paragraph-properties fo:text-align="center"/>
    </style:style>
    <style:style style:name="P10" style:family="paragraph">
      <loext:graphic-properties draw:fill-color="#828282"/>
      <style:paragraph-properties fo:text-align="center"/>
    </style:style>
    <style:style style:name="P11" style:family="paragraph">
      <loext:graphic-properties draw:fill-color="#c33b1d"/>
      <style:paragraph-properties fo:text-align="center"/>
    </style:style>
    <style:style style:name="P12" style:family="paragraph">
      <loext:graphic-properties draw:fill-color="#846a2a"/>
      <style:paragraph-properties fo:text-align="center"/>
      <style:text-properties fo:color="#ffffff" fo:font-size="18pt" style:font-size-asian="18pt" style:font-size-complex="18pt"/>
    </style:style>
    <style:style style:name="P13" style:family="paragraph">
      <loext:graphic-properties draw:fill-color="#464545"/>
      <style:paragraph-properties fo:text-align="center"/>
      <style:text-properties fo:color="#cccccc" fo:font-size="14pt" style:font-size-asian="18pt" style:font-size-complex="18pt"/>
    </style:style>
    <style:style style:name="P14" style:family="paragraph">
      <loext:graphic-properties draw:fill-color="#ddddd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-color="#dddddd"/>
      <style:paragraph-properties fo:text-align="center"/>
      <style:text-properties style:font-name="Arial1" fo:font-size="10pt" fo:font-style="normal" fo:font-weight="normal" style:font-size-asian="18pt" style:font-size-complex="18pt"/>
    </style:style>
    <style:style style:name="P16" style:family="paragraph">
      <loext:graphic-properties draw:fill-color="#dddddd"/>
      <style:paragraph-properties fo:text-align="center"/>
      <style:text-properties fo:color="#846a2a" fo:font-size="12pt" fo:font-weight="bold" style:font-size-asian="18pt" style:font-size-complex="18pt"/>
    </style:style>
    <style:style style:name="P17" style:family="paragraph">
      <loext:graphic-properties draw:fill-color="#dddddd"/>
      <style:paragraph-properties fo:text-align="center"/>
      <style:text-properties fo:font-size="10pt" fo:font-style="normal" fo:font-weight="normal"/>
    </style:style>
    <style:style style:name="P18" style:family="paragraph">
      <loext:graphic-properties draw:fill-color="#b4c7dc"/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808080"/>
      <style:paragraph-properties fo:text-align="center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-color="#168253"/>
      <style:paragraph-properties fo:text-align="center"/>
      <style:text-properties fo:color="#cccccc" fo:font-size="14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solid" draw:fill-color="#168253"/>
      <style:paragraph-properties fo:text-align="center"/>
    </style:style>
    <style:style style:name="P26" style:family="paragraph">
      <loext:graphic-properties draw:fill-color="#3465a4"/>
      <style:paragraph-properties fo:text-align="center"/>
      <style:text-properties fo:color="#cccccc" fo:font-size="14pt" style:font-size-asian="18pt" style:font-size-complex="18pt"/>
    </style:style>
    <style:style style:name="P27" style:family="paragraph">
      <loext:graphic-properties draw:fill="solid" draw:fill-color="#3465a4"/>
      <style:paragraph-properties fo:text-align="center"/>
    </style:style>
    <style:style style:name="P28" style:family="paragraph">
      <style:paragraph-properties fo:text-align="center"/>
      <style:text-properties fo:color="#784b04" fo:font-size="14pt" style:font-size-asian="18pt" style:font-size-complex="18pt"/>
    </style:style>
    <style:style style:name="P29" style:family="paragraph">
      <loext:graphic-properties draw:fill-color="#ffde59"/>
      <style:paragraph-properties fo:text-align="center"/>
      <style:text-properties fo:color="#784b04" fo:font-size="14pt" style:font-size-asian="18pt" style:font-size-complex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solid" draw:fill-color="#ffde59"/>
      <style:paragraph-properties fo:text-align="center"/>
    </style:style>
    <style:style style:name="T1" style:family="text">
      <style:text-properties fo:color="#6b6969" fo:font-size="18pt" style:font-size-asian="18pt" style:font-size-complex="18pt"/>
    </style:style>
    <style:style style:name="T2" style:family="text">
      <style:text-properties fo:color="#846a2a" fo:font-size="18pt" fo:font-weight="bold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cccccc" fo:font-size="14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style:font-name="Arial1" fo:font-size="10pt" fo:font-style="normal" fo:font-weight="normal" style:font-size-asian="18pt" style:font-size-complex="18pt"/>
    </style:style>
    <style:style style:name="T7" style:family="text">
      <style:text-properties fo:color="#846a2a" fo:font-size="12pt" fo:font-weight="bold" style:font-size-asian="18pt" style:font-size-complex="18pt"/>
    </style:style>
    <style:style style:name="T8" style:family="text">
      <style:text-properties fo:font-size="10pt" fo:font-style="normal" fo:font-weight="normal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color="#784b04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cm" svg:height="6.6cm" svg:x="1cm" svg:y="3.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9cm" svg:height="3.9cm" svg:x="1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7cm" svg:height="2.7cm" svg:x="4cm" svg:y="10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3cm" svg:x="1cm" svg:y="14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0.962cm" svg:x="8.8cm" svg:y="1.8cm">
          <draw:text-box>
            <text:p><text:span text:style-name="T1">Navigation</text:span></text:p>
          </draw:text-box>
        </draw:frame>
        <draw:custom-shape draw:style-name="gr7" draw:text-style-name="P5" draw:layer="layout" svg:width="5.1cm" svg:height="2cm" svg:x="8.3cm" svg:y="11.1cm">
          <text:p text:style-name="P2">Bod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7" draw:layer="layout" svg:width="2.3cm" svg:height="0.962cm" svg:x="4.2cm" svg:y="1.738cm">
          <draw:text-box>
            <text:p><text:span text:style-name="T2">Logo</text:span></text:p>
          </draw:text-box>
        </draw:frame>
        <draw:frame draw:style-name="gr8" draw:text-style-name="P7" draw:layer="layout" svg:width="2.3cm" svg:height="0.962cm" svg:x="4.2cm" svg:y="15cm">
          <draw:text-box>
            <text:p><text:span text:style-name="T2">Logo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9.5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9.59cm" svg:height="3.2cm" svg:x="1cm" svg:y="3.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9.59cm" svg:height="7.3cm" svg:x="1cm" svg:y="6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3.7cm" svg:height="6.3cm" svg:x="4cm" svg:y="7.2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3cm" svg:x="1cm" svg:y="14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0.962cm" svg:x="8.8cm" svg:y="1.8cm">
          <draw:text-box>
            <text:p><text:span text:style-name="T1">Navigation</text:span></text:p>
          </draw:text-box>
        </draw:frame>
        <draw:frame draw:style-name="gr8" draw:text-style-name="P7" draw:layer="layout" svg:width="2.3cm" svg:height="0.962cm" svg:x="4.2cm" svg:y="1.738cm">
          <draw:text-box>
            <text:p><text:span text:style-name="T2">Logo</text:span></text:p>
          </draw:text-box>
        </draw:frame>
        <draw:frame draw:style-name="gr8" draw:text-style-name="P7" draw:layer="layout" svg:width="2.3cm" svg:height="0.962cm" svg:x="4.2cm" svg:y="15cm">
          <draw:text-box>
            <text:p><text:span text:style-name="T2">Logo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.5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9.59cm" svg:height="3.2cm" svg:x="1cm" svg:y="3.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9.59cm" svg:height="7.3cm" svg:x="1cm" svg:y="6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3.7cm" svg:height="6.3cm" svg:x="4cm" svg:y="7.2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3cm" svg:x="1cm" svg:y="14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0.962cm" svg:x="8.8cm" svg:y="1.8cm">
          <draw:text-box>
            <text:p><text:span text:style-name="T1">Navigation</text:span></text:p>
          </draw:text-box>
        </draw:frame>
        <draw:frame draw:style-name="gr8" draw:text-style-name="P7" draw:layer="layout" svg:width="2.3cm" svg:height="0.962cm" svg:x="4.2cm" svg:y="1.738cm">
          <draw:text-box>
            <text:p><text:span text:style-name="T2">Logo</text:span></text:p>
          </draw:text-box>
        </draw:frame>
        <draw:frame draw:style-name="gr8" draw:text-style-name="P7" draw:layer="layout" svg:width="2.3cm" svg:height="0.962cm" svg:x="4.2cm" svg:y="15cm">
          <draw:text-box>
            <text:p><text:span text:style-name="T2">Logo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.5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9.59cm" svg:height="3.2cm" svg:x="1cm" svg:y="3.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9.59cm" svg:height="7.3cm" svg:x="1cm" svg:y="6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3.7cm" svg:height="6.3cm" svg:x="4cm" svg:y="7.2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3cm" svg:x="1cm" svg:y="14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0.962cm" svg:x="8.8cm" svg:y="1.8cm">
          <draw:text-box>
            <text:p><text:span text:style-name="T1">Navigation</text:span></text:p>
          </draw:text-box>
        </draw:frame>
        <draw:frame draw:style-name="gr8" draw:text-style-name="P7" draw:layer="layout" svg:width="2.3cm" svg:height="0.962cm" svg:x="4.2cm" svg:y="1.738cm">
          <draw:text-box>
            <text:p><text:span text:style-name="T2">Logo</text:span></text:p>
          </draw:text-box>
        </draw:frame>
        <draw:frame draw:style-name="gr8" draw:text-style-name="P7" draw:layer="layout" svg:width="2.3cm" svg:height="0.962cm" svg:x="4.2cm" svg:y="15cm">
          <draw:text-box>
            <text:p><text:span text:style-name="T2">Logo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2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9.59cm" svg:height="3.2cm" svg:x="1cm" svg:y="3.5cm">
          <text:p text:style-name="P2">Head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9.59cm" svg:height="7.3cm" svg:x="1cm" svg:y="6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3.7cm" svg:height="6.3cm" svg:x="4cm" svg:y="7.2cm">
          <text:p text:style-name="P2">Bod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59cm" svg:height="3cm" svg:x="1cm" svg:y="14cm">
          <text:p text:style-name="P2">Foo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5cm" svg:height="0.962cm" svg:x="8.8cm" svg:y="1.8cm">
          <draw:text-box>
            <text:p><text:span text:style-name="T1">Navigation</text:span></text:p>
          </draw:text-box>
        </draw:frame>
        <draw:frame draw:style-name="gr8" draw:text-style-name="P7" draw:layer="layout" svg:width="2.3cm" svg:height="0.962cm" svg:x="4.2cm" svg:y="1.738cm">
          <draw:text-box>
            <text:p><text:span text:style-name="T2">Logo</text:span></text:p>
          </draw:text-box>
        </draw:frame>
        <draw:frame draw:style-name="gr8" draw:text-style-name="P7" draw:layer="layout" svg:width="2.3cm" svg:height="0.962cm" svg:x="4.2cm" svg:y="15cm">
          <draw:text-box>
            <text:p><text:span text:style-name="T2">Logo</text:span></text:p>
          </draw:text-box>
        </draw:frame>
      </draw:page>
      <draw:page draw:name="page6" draw:style-name="dp1" draw:master-page-name="Default">
        <draw:custom-shape draw:style-name="gr15" draw:text-style-name="P12" draw:layer="layout" svg:width="4cm" svg:height="1.5cm" svg:x="8.6cm" svg:y="5.8cm">
          <text:p text:style-name="P2"><text:span text:style-name="T3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2.5cm" svg:y="3.4cm">
          <text:p text:style-name="P2"><text:span text:style-name="T4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5.775cm" svg:y="3.4cm">
          <text:p text:style-name="P2"><text:span text:style-name="T4">S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9.05cm" svg:y="3.4cm">
          <text:p text:style-name="P2"><text:span text:style-name="T4">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12.325cm" svg:y="3.4cm">
          <text:p text:style-name="P2"><text:span text:style-name="T4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15.6cm" svg:y="3.4cm">
          <text:p text:style-name="P2"><text:span text:style-name="T4">Test 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0.75cm" svg:y="12.1cm">
          <text:p text:style-name="P2"><text:span text:style-name="T5">Rolls-Roy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4.2cm" svg:y="12.1cm">
          <text:p text:style-name="P2"><text:span text:style-name="T5">Yout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7.475cm" svg:y="12.1cm">
          <text:p text:style-name="P2"><text:span text:style-name="T5">T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3.4cm" svg:height="0.7cm" svg:x="4.2cm" svg:y="16.2cm">
          <text:p text:style-name="P2"><text:span text:style-name="T6">Terms and cond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4.025cm" svg:y="12.1cm">
          <text:p text:style-name="P2"><text:span text:style-name="T5">N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7.3cm" svg:y="12.1cm">
          <text:p text:style-name="P2"><text:span text:style-name="T5">Accesso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.8cm" svg:height="0.7cm" svg:x="4.2cm" svg:y="9.1cm">
          <text:p text:style-name="P2"><text:span text:style-name="T7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.8cm" svg:height="0.7cm" svg:x="7.475cm" svg:y="9.1cm">
          <text:p text:style-name="P2"><text:span text:style-name="T7">Ab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.8cm" svg:height="0.7cm" svg:x="10.75cm" svg:y="9.1cm">
          <text:p text:style-name="P2"><text:span text:style-name="T7">Br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.8cm" svg:height="0.7cm" svg:x="14.025cm" svg:y="9.1cm">
          <text:p text:style-name="P2"><text:span text:style-name="T7">Unive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.8cm" svg:height="0.7cm" svg:x="17.3cm" svg:y="9.1cm">
          <text:p text:style-name="P2"><text:span text:style-name="T7">A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4.2cm" svg:y="10.1cm">
          <text:p text:style-name="P2"><text:span text:style-name="T5">Face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7.475cm" svg:y="10.1cm">
          <text:p text:style-name="P2"><text:span text:style-name="T5">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0.75cm" svg:y="10.1cm">
          <text:p text:style-name="P2"><text:span text:style-name="T5">Mercedes-Be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4.025cm" svg:y="10.1cm">
          <text:p text:style-name="P2"><text:span text:style-name="T5">Hi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7.3cm" svg:y="10.1cm">
          <text:p text:style-name="P2"><text:span text:style-name="T5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7.4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4.02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7.3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4.2cm" svg:y="11.1cm">
          <text:p text:style-name="P2"><text:span text:style-name="T5">Insta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7.475cm" svg:y="11.1cm">
          <text:p text:style-name="P2"><text:span text:style-name="T5">Awa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0.75cm" svg:y="11.1cm">
          <text:p text:style-name="P2"><text:span text:style-name="T5">Lamborghin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4.025cm" svg:y="11.1cm">
          <text:p text:style-name="P2"><text:span text:style-name="T5">Magaz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7.3cm" svg:y="11.1cm">
          <text:p text:style-name="P2"><text:span text:style-name="T5">Autocl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10.7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8cm" svg:height="0.7cm" svg:x="4.2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0.75cm" svg:y="13.1cm">
          <text:p text:style-name="P2"><text:span text:style-name="T5">Ferra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4.2cm" svg:y="13.1cm">
          <text:p text:style-name="P2"><text:span text:style-name="T5">Tw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8cm" svg:height="0.7cm" svg:x="10.75cm" svg:y="14.1cm">
          <text:p text:style-name="P2"><text:span text:style-name="T5">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3.4cm" svg:height="0.7cm" svg:x="8cm" svg:y="16.2cm">
          <text:p text:style-name="P2"><text:span text:style-name="T8">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3.4cm" svg:height="0.7cm" svg:x="11.7cm" svg:y="16.2cm">
          <text:p text:style-name="P2"><text:span text:style-name="T8">Leg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3.4cm" svg:height="0.7cm" svg:x="15.5cm" svg:y="16.2cm">
          <text:p text:style-name="P2"><text:span text:style-name="T8">Site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2.8cm" svg:height="0.7cm" svg:x="2.8cm" svg:y="1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2.8cm" svg:height="0.7cm" svg:x="2.8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2.8cm" svg:height="0.7cm" svg:x="2.8cm" svg:y="18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5.1cm" svg:height="1.361cm" svg:x="6.7cm" svg:y="19.739cm">
          <draw:text-box>
            <text:p><text:span text:style-name="T9">Navigation Links</text:span></text:p>
          </draw:text-box>
        </draw:frame>
        <draw:frame draw:style-name="gr24" draw:text-style-name="P19" draw:layer="layout" svg:width="4.3cm" svg:height="0.806cm" svg:x="6.711cm" svg:y="18.594cm">
          <draw:text-box>
            <text:p><text:span text:style-name="T9">Home Link</text:span></text:p>
          </draw:text-box>
        </draw:frame>
        <draw:frame draw:style-name="gr23" draw:text-style-name="P19" draw:layer="layout" svg:width="6.3cm" svg:height="1.361cm" svg:x="6.7cm" svg:y="20.798cm">
          <draw:text-box>
            <text:p><text:span text:style-name="T9">Sub Navigation Links</text:span></text:p>
          </draw:text-box>
        </draw:frame>
        <draw:line draw:style-name="gr25" draw:text-style-name="P20" draw:layer="layout" svg:x1="5.6cm" svg:y1="20.139cm" svg:x2="6.9cm" svg:y2="20.139cm">
          <text:p/>
        </draw:line>
        <draw:line draw:style-name="gr25" draw:text-style-name="P20" draw:layer="layout" svg:x1="5.7cm" svg:y1="19.036cm" svg:x2="6.9cm" svg:y2="19.036cm">
          <text:p/>
        </draw:line>
        <draw:line draw:style-name="gr25" draw:text-style-name="P20" draw:layer="layout" svg:x1="5.6cm" svg:y1="21.2cm" svg:x2="6.9cm" svg:y2="21.2cm">
          <text:p/>
        </draw:line>
        <draw:line draw:style-name="gr25" draw:text-style-name="P20" draw:layer="layout" svg:x1="3.9cm" svg:y1="5cm" svg:x2="17.1cm" svg:y2="5cm">
          <text:p/>
        </draw:line>
        <draw:line draw:style-name="gr25" draw:text-style-name="P20" draw:layer="layout" svg:x1="3.9cm" svg:y1="4.1cm" svg:x2="3.9cm" svg:y2="5cm">
          <text:p/>
        </draw:line>
        <draw:line draw:style-name="gr25" draw:text-style-name="P20" draw:layer="layout" svg:x1="7.156cm" svg:y1="4.1cm" svg:x2="7.156cm" svg:y2="5cm">
          <text:p/>
        </draw:line>
        <draw:line draw:style-name="gr25" draw:text-style-name="P20" draw:layer="layout" svg:x1="10.4cm" svg:y1="4.1cm" svg:x2="10.4cm" svg:y2="5cm">
          <text:p/>
        </draw:line>
        <draw:line draw:style-name="gr25" draw:text-style-name="P20" draw:layer="layout" svg:x1="13.6cm" svg:y1="4.1cm" svg:x2="13.6cm" svg:y2="5cm">
          <text:p/>
        </draw:line>
        <draw:line draw:style-name="gr25" draw:text-style-name="P20" draw:layer="layout" svg:x1="17.1cm" svg:y1="5cm" svg:x2="17.1cm" svg:y2="4.1cm">
          <text:p/>
        </draw:line>
        <draw:line draw:style-name="gr25" draw:text-style-name="P20" draw:layer="layout" svg:x1="10.4cm" svg:y1="5cm" svg:x2="10.4cm" svg:y2="5.8cm">
          <text:p/>
        </draw:line>
        <draw:line draw:style-name="gr25" draw:text-style-name="P20" draw:layer="layout" svg:x1="5.4cm" svg:y1="8.5cm" svg:x2="18.6cm" svg:y2="8.5cm">
          <text:p/>
        </draw:line>
        <draw:line draw:style-name="gr25" draw:text-style-name="P20" draw:layer="layout" svg:x1="10.5cm" svg:y1="7.3cm" svg:x2="10.5cm" svg:y2="8.5cm">
          <text:p/>
        </draw:line>
        <draw:line draw:style-name="gr25" draw:text-style-name="P20" draw:layer="layout" svg:x1="5.4cm" svg:y1="8.5cm" svg:x2="5.4cm" svg:y2="9.1cm">
          <text:p/>
        </draw:line>
        <draw:line draw:style-name="gr25" draw:text-style-name="P20" draw:layer="layout" svg:x1="8.9cm" svg:y1="8.5cm" svg:x2="8.9cm" svg:y2="9.1cm">
          <text:p/>
        </draw:line>
        <draw:line draw:style-name="gr25" draw:text-style-name="P20" draw:layer="layout" svg:x1="12.1cm" svg:y1="8.5cm" svg:x2="12.1cm" svg:y2="9.1cm">
          <text:p/>
        </draw:line>
        <draw:line draw:style-name="gr25" draw:text-style-name="P20" draw:layer="layout" svg:x1="15.3cm" svg:y1="8.5cm" svg:x2="15.3cm" svg:y2="9.1cm">
          <text:p/>
        </draw:line>
        <draw:line draw:style-name="gr25" draw:text-style-name="P20" draw:layer="layout" svg:x1="18.6cm" svg:y1="8.5cm" svg:x2="18.6cm" svg:y2="9.1cm">
          <text:p/>
        </draw:line>
        <draw:line draw:style-name="gr25" draw:text-style-name="P20" draw:layer="layout" svg:x1="5.4cm" svg:y1="9.8cm" svg:x2="5.4cm" svg:y2="10.1cm">
          <text:p/>
        </draw:line>
        <draw:line draw:style-name="gr25" draw:text-style-name="P20" draw:layer="layout" svg:x1="5.4cm" svg:y1="10.8cm" svg:x2="5.4cm" svg:y2="11.1cm">
          <text:p/>
        </draw:line>
        <draw:line draw:style-name="gr25" draw:text-style-name="P20" draw:layer="layout" svg:x1="5.4cm" svg:y1="11.8cm" svg:x2="5.4cm" svg:y2="12.1cm">
          <text:p/>
        </draw:line>
        <draw:line draw:style-name="gr25" draw:text-style-name="P20" draw:layer="layout" svg:x1="5.4cm" svg:y1="12.8cm" svg:x2="5.4cm" svg:y2="13.1cm">
          <text:p/>
        </draw:line>
        <draw:line draw:style-name="gr25" draw:text-style-name="P20" draw:layer="layout" svg:x1="8.9cm" svg:y1="9.8cm" svg:x2="8.9cm" svg:y2="10.1cm">
          <text:p/>
        </draw:line>
        <draw:line draw:style-name="gr25" draw:text-style-name="P20" draw:layer="layout" svg:x1="8.9cm" svg:y1="10.8cm" svg:x2="8.9cm" svg:y2="11.1cm">
          <text:p/>
        </draw:line>
        <draw:line draw:style-name="gr25" draw:text-style-name="P20" draw:layer="layout" svg:x1="8.9cm" svg:y1="11.8cm" svg:x2="8.9cm" svg:y2="12.1cm">
          <text:p/>
        </draw:line>
        <draw:line draw:style-name="gr25" draw:text-style-name="P20" draw:layer="layout" svg:x1="12.1cm" svg:y1="9.8cm" svg:x2="12.1cm" svg:y2="10.1cm">
          <text:p/>
        </draw:line>
        <draw:line draw:style-name="gr25" draw:text-style-name="P20" draw:layer="layout" svg:x1="12.1cm" svg:y1="10.8cm" svg:x2="12.1cm" svg:y2="11.1cm">
          <text:p/>
        </draw:line>
        <draw:line draw:style-name="gr25" draw:text-style-name="P20" draw:layer="layout" svg:x1="12.1cm" svg:y1="11.8cm" svg:x2="12.1cm" svg:y2="12.1cm">
          <text:p/>
        </draw:line>
        <draw:line draw:style-name="gr25" draw:text-style-name="P20" draw:layer="layout" svg:x1="12.1cm" svg:y1="12.8cm" svg:x2="12.1cm" svg:y2="13.1cm">
          <text:p/>
        </draw:line>
        <draw:line draw:style-name="gr25" draw:text-style-name="P20" draw:layer="layout" svg:x1="12.1cm" svg:y1="13.8cm" svg:x2="12.1cm" svg:y2="14.1cm">
          <text:p/>
        </draw:line>
        <draw:line draw:style-name="gr25" draw:text-style-name="P20" draw:layer="layout" svg:x1="15.3cm" svg:y1="9.8cm" svg:x2="15.3cm" svg:y2="10.1cm">
          <text:p/>
        </draw:line>
        <draw:line draw:style-name="gr25" draw:text-style-name="P20" draw:layer="layout" svg:x1="15.3cm" svg:y1="10.8cm" svg:x2="15.3cm" svg:y2="11.1cm">
          <text:p/>
        </draw:line>
        <draw:line draw:style-name="gr25" draw:text-style-name="P20" draw:layer="layout" svg:x1="15.3cm" svg:y1="11.8cm" svg:x2="15.3cm" svg:y2="12.1cm">
          <text:p/>
        </draw:line>
        <draw:line draw:style-name="gr25" draw:text-style-name="P20" draw:layer="layout" svg:x1="18.6cm" svg:y1="9.8cm" svg:x2="18.6cm" svg:y2="10.1cm">
          <text:p/>
        </draw:line>
        <draw:line draw:style-name="gr25" draw:text-style-name="P20" draw:layer="layout" svg:x1="18.6cm" svg:y1="10.8cm" svg:x2="18.6cm" svg:y2="11.1cm">
          <text:p/>
        </draw:line>
        <draw:line draw:style-name="gr25" draw:text-style-name="P20" draw:layer="layout" svg:x1="18.6cm" svg:y1="11.8cm" svg:x2="18.6cm" svg:y2="12.1cm">
          <text:p/>
        </draw:line>
        <draw:line draw:style-name="gr25" draw:text-style-name="P20" draw:layer="layout" svg:x1="8.6cm" svg:y1="6.6cm" svg:x2="2.9cm" svg:y2="6.6cm">
          <text:p/>
        </draw:line>
        <draw:line draw:style-name="gr25" draw:text-style-name="P20" draw:layer="layout" svg:x1="2.885cm" svg:y1="6.609cm" svg:x2="2.885cm" svg:y2="16.5cm">
          <text:p/>
        </draw:line>
        <draw:line draw:style-name="gr25" draw:text-style-name="P20" draw:layer="layout" svg:x1="4.2cm" svg:y1="16.5cm" svg:x2="2.9cm" svg:y2="16.5cm">
          <text:p/>
        </draw:line>
        <draw:line draw:style-name="gr25" draw:text-style-name="P20" draw:layer="layout" svg:x1="8cm" svg:y1="16.464cm" svg:x2="7.6cm" svg:y2="16.464cm">
          <text:p/>
        </draw:line>
        <draw:line draw:style-name="gr25" draw:text-style-name="P20" draw:layer="layout" svg:x1="11.7cm" svg:y1="16.5cm" svg:x2="11.4cm" svg:y2="16.5cm">
          <text:p/>
        </draw:line>
        <draw:line draw:style-name="gr25" draw:text-style-name="P20" draw:layer="layout" svg:x1="15.5cm" svg:y1="16.4cm" svg:x2="15.1cm" svg:y2="16.4cm">
          <text:p/>
        </draw:line>
        <draw:custom-shape draw:style-name="gr26" draw:text-style-name="P18" draw:layer="layout" svg:width="1.8cm" svg:height="0.7cm" svg:x="14.1cm" svg:y="5.8cm">
          <text:p text:style-name="P2"><text:span text:style-name="T5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.8cm" svg:height="0.7cm" svg:x="16.1cm" svg:y="5.8cm">
          <text:p text:style-name="P2"><text:span text:style-name="T5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.8cm" svg:height="0.7cm" svg:x="18.1cm" svg:y="5.8cm">
          <text:p text:style-name="P2"><text:span text:style-name="T5">sign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.8cm" svg:height="0.7cm" svg:x="14.1cm" svg:y="7cm">
          <text:p text:style-name="P2"><text:span text:style-name="T5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.8cm" svg:height="0.7cm" svg:x="16.1cm" svg:y="7cm">
          <text:p text:style-name="P2"><text:span text:style-name="T5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.8cm" svg:height="0.7cm" svg:x="18.1cm" svg:y="7cm">
          <text:p text:style-name="P2"><text:span text:style-name="T5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1" draw:layer="layout" svg:x1="12.6cm" svg:y1="6.731cm" svg:x2="19.1cm" svg:y2="6.731cm">
          <text:p/>
        </draw:line>
        <draw:line draw:style-name="gr28" draw:text-style-name="P22" draw:layer="layout" svg:x1="15cm" svg:y1="6.5cm" svg:x2="15cm" svg:y2="7cm">
          <text:p/>
        </draw:line>
        <draw:line draw:style-name="gr28" draw:text-style-name="P22" draw:layer="layout" svg:x1="17cm" svg:y1="6.5cm" svg:x2="17cm" svg:y2="7cm">
          <text:p/>
        </draw:line>
        <draw:line draw:style-name="gr28" draw:text-style-name="P22" draw:layer="layout" svg:x1="19.1cm" svg:y1="6.5cm" svg:x2="19.1cm" svg:y2="7cm">
          <text:p/>
        </draw:line>
        <draw:custom-shape draw:style-name="gr17" draw:text-style-name="P14" draw:layer="layout" svg:width="2.8cm" svg:height="0.7cm" svg:x="2.8cm" svg:y="21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4.3cm" svg:height="0.806cm" svg:x="6.7cm" svg:y="21.9cm">
          <draw:text-box>
            <text:p><text:span text:style-name="T9">Footer Links</text:span></text:p>
          </draw:text-box>
        </draw:frame>
        <draw:line draw:style-name="gr25" draw:text-style-name="P20" draw:layer="layout" svg:x1="5.6cm" svg:y1="22.302cm" svg:x2="6.9cm" svg:y2="22.302cm">
          <text:p/>
        </draw:line>
      </draw:page>
      <draw:page draw:name="page7" draw:style-name="dp1" draw:master-page-name="Default">
        <draw:custom-shape draw:style-name="gr15" draw:text-style-name="P12" draw:layer="layout" svg:width="4cm" svg:height="1.5cm" svg:x="5.8cm" svg:y="2.4cm">
          <text:p text:style-name="P2"><text:span text:style-name="T3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2.5cm" svg:y="5.6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7.7cm" svg:y="5.6cm">
          <text:p text:style-name="P2"><text:span text:style-name="T4">c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11.7cm" svg:y="5.6cm">
          <text:p text:style-name="P2"><text:span text:style-name="T4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8cm" svg:height="0.7cm" svg:x="15.6cm" svg:y="5.6cm">
          <text:p text:style-name="P2"><text:span text:style-name="T4">revi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2.8cm" svg:height="0.7cm" svg:x="2.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2.8cm" svg:height="0.7cm" svg:x="2.1cm" svg:y="15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5.1cm" svg:height="1.361cm" svg:x="6cm" svg:y="14.7cm">
          <draw:text-box>
            <text:p><text:span text:style-name="T9">Navigation Links</text:span></text:p>
          </draw:text-box>
        </draw:frame>
        <draw:frame draw:style-name="gr24" draw:text-style-name="P19" draw:layer="layout" svg:width="4.3cm" svg:height="0.806cm" svg:x="6.011cm" svg:y="15.758cm">
          <draw:text-box>
            <text:p><text:span text:style-name="T9">Home Link</text:span></text:p>
          </draw:text-box>
        </draw:frame>
        <draw:line draw:style-name="gr25" draw:text-style-name="P20" draw:layer="layout" svg:x1="4.9cm" svg:y1="15.1cm" svg:x2="6.2cm" svg:y2="15.1cm">
          <text:p/>
        </draw:line>
        <draw:line draw:style-name="gr25" draw:text-style-name="P20" draw:layer="layout" svg:x1="5cm" svg:y1="16.2cm" svg:x2="6.2cm" svg:y2="16.2cm">
          <text:p/>
        </draw:line>
        <draw:line draw:style-name="gr25" draw:text-style-name="P20" draw:layer="layout" svg:x1="3.9cm" svg:y1="4.7cm" svg:x2="17.1cm" svg:y2="4.7cm">
          <text:p/>
        </draw:line>
        <draw:line draw:style-name="gr25" draw:text-style-name="P20" draw:layer="layout" svg:x1="3.9cm" svg:y1="4.7cm" svg:x2="3.9cm" svg:y2="5.6cm">
          <text:p/>
        </draw:line>
        <draw:line draw:style-name="gr25" draw:text-style-name="P20" draw:layer="layout" svg:x1="9.081cm" svg:y1="4.7cm" svg:x2="9.081cm" svg:y2="5.6cm">
          <text:p/>
        </draw:line>
        <draw:line draw:style-name="gr25" draw:text-style-name="P20" draw:layer="layout" svg:x1="12.975cm" svg:y1="4.7cm" svg:x2="12.975cm" svg:y2="5.6cm">
          <text:p/>
        </draw:line>
        <draw:line draw:style-name="gr25" draw:text-style-name="P20" draw:layer="layout" svg:x1="17.1cm" svg:y1="5.6cm" svg:x2="17.1cm" svg:y2="4.7cm">
          <text:p/>
        </draw:line>
        <draw:line draw:style-name="gr25" draw:text-style-name="P20" draw:layer="layout" svg:x1="7.7cm" svg:y1="3.9cm" svg:x2="7.7cm" svg:y2="4.7cm">
          <text:p/>
        </draw:line>
        <draw:custom-shape draw:style-name="gr29" draw:text-style-name="P23" draw:layer="layout" svg:width="2.8cm" svg:height="0.7cm" svg:x="3.8cm" svg:y="7.2cm">
          <text:p text:style-name="P2"><text:span text:style-name="T4">c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.8cm" svg:height="0.7cm" svg:x="3.8cm" svg:y="8.5cm">
          <text:p text:style-name="P2"><text:span text:style-name="T4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.8cm" svg:height="0.7cm" svg:x="3.8cm" svg:y="9.7cm">
          <text:p text:style-name="P2"><text:span text:style-name="T4">revi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24" draw:layer="layout" svg:x1="2.8cm" svg:y1="6.3cm" svg:x2="2.8cm" svg:y2="10cm">
          <text:p/>
        </draw:line>
        <draw:line draw:style-name="gr31" draw:text-style-name="P25" draw:layer="layout" svg:x1="3.8cm" svg:y1="7.6cm" svg:x2="2.8cm" svg:y2="7.6cm">
          <text:p/>
        </draw:line>
        <draw:line draw:style-name="gr31" draw:text-style-name="P25" draw:layer="layout" svg:x1="3.8cm" svg:y1="8.8cm" svg:x2="2.8cm" svg:y2="8.8cm">
          <text:p/>
        </draw:line>
        <draw:line draw:style-name="gr31" draw:text-style-name="P25" draw:layer="layout" svg:x1="3.8cm" svg:y1="10cm" svg:x2="2.8cm" svg:y2="10cm">
          <text:p/>
        </draw:line>
        <draw:custom-shape draw:style-name="gr32" draw:text-style-name="P26" draw:layer="layout" svg:width="2.8cm" svg:height="0.7cm" svg:x="8.3cm" svg:y="7.2cm">
          <text:p text:style-name="P2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2.8cm" svg:height="0.7cm" svg:x="8.3cm" svg:y="9.6cm">
          <text:p text:style-name="P2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2.8cm" svg:height="0.7cm" svg:x="8.3cm" svg:y="8.4cm">
          <text:p text:style-name="P2"><text:span text:style-name="T4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2.8cm" svg:height="0.7cm" svg:x="8.3cm" svg:y="7.2cm">
          <text:p text:style-name="P2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2.8cm" svg:height="0.7cm" svg:x="8.3cm" svg:y="9.6cm">
          <text:p text:style-name="P2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draw:layer="layout" svg:width="2.8cm" svg:height="0.7cm" svg:x="8.3cm" svg:y="8.4cm">
          <text:p text:style-name="P2"><text:span text:style-name="T4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24" draw:layer="layout" svg:x1="7.7cm" svg:y1="6.3cm" svg:x2="7.7cm" svg:y2="10cm">
          <text:p/>
        </draw:line>
        <draw:line draw:style-name="gr33" draw:text-style-name="P27" draw:layer="layout" svg:x1="8.3cm" svg:y1="7.5cm" svg:x2="7.7cm" svg:y2="7.5cm">
          <text:p/>
        </draw:line>
        <draw:line draw:style-name="gr33" draw:text-style-name="P27" draw:layer="layout" svg:x1="8.3cm" svg:y1="8.7cm" svg:x2="7.7cm" svg:y2="8.7cm">
          <text:p/>
        </draw:line>
        <draw:line draw:style-name="gr33" draw:text-style-name="P27" draw:layer="layout" svg:x1="8.3cm" svg:y1="10cm" svg:x2="7.7cm" svg:y2="10cm">
          <text:p/>
        </draw:line>
        <draw:custom-shape draw:style-name="gr34" draw:text-style-name="P23" draw:layer="layout" svg:width="2.8cm" svg:height="0.7cm" svg:x="2.1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4.3cm" svg:height="0.806cm" svg:x="6.011cm" svg:y="16.7cm">
          <draw:text-box>
            <text:p><text:span text:style-name="T9">Database Tables</text:span></text:p>
          </draw:text-box>
        </draw:frame>
        <draw:line draw:style-name="gr25" draw:text-style-name="P20" draw:layer="layout" svg:x1="5cm" svg:y1="17.142cm" svg:x2="6.2cm" svg:y2="17.142cm">
          <text:p/>
        </draw:line>
        <draw:custom-shape draw:style-name="gr35" draw:text-style-name="P26" draw:layer="layout" svg:width="2.8cm" svg:height="0.7cm" svg:x="2.1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9" draw:layer="layout" svg:width="6.089cm" svg:height="1.361cm" svg:x="6.011cm" svg:y="17.8cm">
          <draw:text-box>
            <text:p><text:span text:style-name="T9">Alter/Update Tables</text:span></text:p>
          </draw:text-box>
        </draw:frame>
        <draw:line draw:style-name="gr25" draw:text-style-name="P20" draw:layer="layout" svg:x1="5cm" svg:y1="18.242cm" svg:x2="6.2cm" svg:y2="18.242cm">
          <text:p/>
        </draw:line>
        <draw:custom-shape draw:style-name="gr36" draw:text-style-name="P29" draw:layer="layout" svg:width="2.8cm" svg:height="0.7cm" svg:x="12.8cm" svg:y="2.8cm">
          <text:p text:style-name="P28"><text:span text:style-name="T10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0" draw:layer="layout" svg:width="0.1cm" svg:height="0.962cm" svg:x="15.2cm" svg:y="3.2cm">
          <draw:text-box>
            <text:p/>
          </draw:text-box>
        </draw:frame>
        <draw:line draw:style-name="gr38" draw:text-style-name="P31" draw:layer="layout" svg:x1="9.8cm" svg:y1="3.1cm" svg:x2="12.8cm" svg:y2="3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9T19:57:36.464000000</meta:creation-date>
    <dc:date>2020-06-04T19:05:39.884000000</dc:date>
    <meta:editing-duration>PT3H33M39S</meta:editing-duration>
    <meta:editing-cycles>9</meta:editing-cycles>
    <meta:generator>LibreOffice/6.3.3.2$Windows_X86_64 LibreOffice_project/a64200df03143b798afd1ec74a12ab50359878ed</meta:generator>
    <meta:document-statistic meta:object-count="226"/>
  </office:meta>
</office:document-meta>
</file>